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style:text-properties officeooo:rsid="0018f3ca" officeooo:paragraph-rsid="0018f3ca"/>
    </style:style>
    <style:style style:name="P2"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25659f" officeooo:paragraph-rsid="0025659f" loext:padding="0in" loext:border="none"/>
    </style:style>
    <style:style style:name="P3"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1bd670" officeooo:paragraph-rsid="001bd670" loext:padding="0in" loext:border="none"/>
    </style:style>
    <style:style style:name="P4"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18f3ca" officeooo:paragraph-rsid="002a4b95" loext:padding="0in" loext:border="none"/>
    </style:style>
    <style:style style:name="P5"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2b8af8" officeooo:paragraph-rsid="002a4b95" loext:padding="0in" loext:border="none"/>
    </style:style>
    <style:style style:name="P6" style:family="paragraph" style:parent-style-name="Text_20_body">
      <style:paragraph-properties fo:margin-left="0in" fo:margin-right="0in" fo:margin-top="0in" fo:margin-bottom="0in" loext:contextual-spacing="false" fo:line-height="100%" fo:text-indent="0in" style:auto-text-indent="false"/>
      <style:text-properties officeooo:rsid="0018f3ca" officeooo:paragraph-rsid="001bd670"/>
    </style:style>
    <style:style style:name="P7" style:family="paragraph" style:parent-style-name="Text_20_body">
      <style:paragraph-properties fo:margin-left="0in" fo:margin-right="0in" fo:margin-top="0in" fo:margin-bottom="0in" loext:contextual-spacing="false" fo:line-height="100%" fo:text-indent="0in" style:auto-text-indent="false"/>
      <style:text-properties officeooo:rsid="0018f3ca" officeooo:paragraph-rsid="001ac166"/>
    </style:style>
    <style:style style:name="P8" style:family="paragraph" style:parent-style-name="Text_20_body">
      <style:paragraph-properties fo:margin-left="0in" fo:margin-right="0in" fo:margin-top="0in" fo:margin-bottom="0in" loext:contextual-spacing="false" fo:line-height="100%" fo:text-indent="0in" style:auto-text-indent="false"/>
      <style:text-properties officeooo:paragraph-rsid="00216dd2"/>
    </style:style>
    <style:style style:name="P9" style:family="paragraph" style:parent-style-name="Text_20_body">
      <style:paragraph-properties fo:margin-left="0in" fo:margin-right="0in" fo:margin-top="0in" fo:margin-bottom="0in" loext:contextual-spacing="false" fo:line-height="100%" fo:text-indent="0in" style:auto-text-indent="false"/>
      <style:text-properties officeooo:paragraph-rsid="002a4b95"/>
    </style:style>
    <style:style style:name="P10" style:family="paragraph" style:parent-style-name="Text_20_body">
      <style:paragraph-properties fo:margin-left="0in" fo:margin-right="0in" fo:margin-top="0in" fo:margin-bottom="0in" loext:contextual-spacing="false" fo:line-height="100%" fo:text-indent="0in" style:auto-text-indent="false"/>
      <style:text-properties officeooo:paragraph-rsid="00360f3d"/>
    </style:style>
    <style:style style:name="P11" style:family="paragraph" style:parent-style-name="Text_20_body">
      <style:paragraph-properties fo:margin-left="0in" fo:margin-right="0in" fo:margin-top="0in" fo:margin-bottom="0in" loext:contextual-spacing="false" fo:line-height="100%" fo:text-indent="0in" style:auto-text-indent="false"/>
      <style:text-properties officeooo:paragraph-rsid="0037453e"/>
    </style:style>
    <style:style style:name="P12" style:family="paragraph" style:parent-style-name="Text_20_body">
      <style:paragraph-properties fo:margin-left="0in" fo:margin-right="0in" fo:margin-top="0in" fo:margin-bottom="0in" loext:contextual-spacing="false" fo:line-height="100%" fo:text-indent="0in" style:auto-text-indent="false"/>
      <style:text-properties officeooo:paragraph-rsid="0046d240"/>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officeooo:paragraph-rsid="004a529b"/>
    </style:style>
    <style:style style:name="P14" style:family="paragraph" style:parent-style-name="Text_20_body">
      <style:paragraph-properties fo:margin-left="0in" fo:margin-right="0in" fo:margin-top="0in" fo:margin-bottom="0in" loext:contextual-spacing="false" fo:line-height="100%" fo:text-indent="0in" style:auto-text-indent="false"/>
      <style:text-properties officeooo:paragraph-rsid="00542370"/>
    </style:style>
    <style:style style:name="P15" style:family="paragraph" style:parent-style-name="Text_20_body">
      <style:paragraph-properties fo:margin-left="0in" fo:margin-right="0in" fo:margin-top="0in" fo:margin-bottom="0in" loext:contextual-spacing="false" fo:line-height="100%" fo:text-indent="0in" style:auto-text-indent="false"/>
      <style:text-properties officeooo:paragraph-rsid="0056e52c"/>
    </style:style>
    <style:style style:name="P16" style:family="paragraph" style:parent-style-name="Text_20_body">
      <style:paragraph-properties fo:margin-left="0in" fo:margin-right="0in" fo:margin-top="0in" fo:margin-bottom="0in" loext:contextual-spacing="false" fo:line-height="100%" fo:text-indent="0in" style:auto-text-indent="false"/>
      <style:text-properties officeooo:paragraph-rsid="0059395f"/>
    </style:style>
    <style:style style:name="P17" style:family="paragraph" style:parent-style-name="Text_20_body">
      <style:paragraph-properties fo:margin-left="0in" fo:margin-right="0in" fo:margin-top="0in" fo:margin-bottom="0in" loext:contextual-spacing="false" fo:line-height="100%" fo:text-indent="0in" style:auto-text-indent="false"/>
      <style:text-properties officeooo:paragraph-rsid="005fa50a"/>
    </style:style>
    <style:style style:name="P18" style:family="paragraph" style:parent-style-name="Text_20_body">
      <style:paragraph-properties fo:margin-left="0in" fo:margin-right="0in" fo:margin-top="0in" fo:margin-bottom="0in" loext:contextual-spacing="false" fo:line-height="100%" fo:text-indent="0in" style:auto-text-indent="false"/>
      <style:text-properties officeooo:paragraph-rsid="0061981b"/>
    </style:style>
    <style:style style:name="P19" style:family="paragraph" style:parent-style-name="Text_20_body">
      <style:paragraph-properties fo:margin-left="0in" fo:margin-right="0in" fo:margin-top="0in" fo:margin-bottom="0in" loext:contextual-spacing="false" fo:line-height="100%" fo:text-indent="0in" style:auto-text-indent="false"/>
      <style:text-properties officeooo:paragraph-rsid="006b6ac9"/>
    </style:style>
    <style:style style:name="P20" style:family="paragraph" style:parent-style-name="Text_20_body">
      <style:paragraph-properties fo:margin-left="0in" fo:margin-right="0in" fo:margin-top="0in" fo:margin-bottom="0in" loext:contextual-spacing="false" fo:line-height="100%" fo:text-indent="0in" style:auto-text-indent="false"/>
      <style:text-properties officeooo:paragraph-rsid="00701adc"/>
    </style:style>
    <style:style style:name="P21" style:family="paragraph" style:parent-style-name="Text_20_body">
      <style:paragraph-properties fo:margin-left="0in" fo:margin-right="0in" fo:margin-top="0in" fo:margin-bottom="0in" loext:contextual-spacing="false" fo:line-height="100%" fo:text-indent="0in" style:auto-text-indent="false"/>
      <style:text-properties officeooo:rsid="006b6ac9" officeooo:paragraph-rsid="006b6ac9"/>
    </style:style>
    <style:style style:name="P22" style:family="paragraph" style:parent-style-name="Text_20_body">
      <style:paragraph-properties fo:margin-left="0in" fo:margin-right="0in" fo:margin-top="0in" fo:margin-bottom="0in" loext:contextual-spacing="false" fo:line-height="100%" fo:text-indent="0in" style:auto-text-indent="false"/>
      <style:text-properties officeooo:rsid="00759d31" officeooo:paragraph-rsid="00759d31"/>
    </style:style>
    <style:style style:name="P23"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18f3ca" officeooo:paragraph-rsid="006b6ac9" loext:padding="0in" loext:border="none"/>
    </style:style>
    <style:style style:name="P24"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6cb1fc" officeooo:paragraph-rsid="006b6ac9" loext:padding="0in" loext:border="none"/>
    </style:style>
    <style:style style:name="P25"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6b6ac9" officeooo:paragraph-rsid="006b6ac9" loext:padding="0in" loext:border="none"/>
    </style:style>
    <style:style style:name="P26"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638a07" officeooo:paragraph-rsid="006b6ac9" loext:padding="0in" loext:border="none"/>
    </style:style>
    <style:style style:name="P27"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750b65" officeooo:paragraph-rsid="006b6ac9" loext:padding="0in" loext:border="none"/>
    </style:style>
    <style:style style:name="P28"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2a4b95" officeooo:paragraph-rsid="002a4b95" loext:padding="0in" loext:border="none"/>
    </style:style>
    <style:style style:name="P29" style:family="paragraph" style:parent-style-name="Text_20_body">
      <style:paragraph-properties fo:margin-left="0in" fo:margin-right="0in" fo:margin-top="0in" fo:margin-bottom="0in" loext:contextual-spacing="false" fo:line-height="100%" fo:text-indent="0in" style:auto-text-indent="false"/>
      <style:text-properties style:font-name="inherit" fo:font-weight="normal" officeooo:rsid="0071aed8" officeooo:paragraph-rsid="001ac166" loext:padding="0in" loext:border="none"/>
    </style:style>
    <style:style style:name="P30" style:family="paragraph" style:parent-style-name="Text_20_body" style:list-style-name="L1">
      <style:paragraph-properties fo:margin-left="0in" fo:margin-right="0in" fo:margin-top="0in" fo:margin-bottom="0in" loext:contextual-spacing="false" fo:line-height="100%" fo:text-indent="0in" style:auto-text-indent="false"/>
      <style:text-properties officeooo:rsid="0018f3ca" officeooo:paragraph-rsid="001ac166"/>
    </style:style>
    <style:style style:name="P31" style:family="paragraph" style:parent-style-name="Text_20_body">
      <style:paragraph-properties fo:margin-left="0in" fo:margin-right="0in" fo:margin-top="0in" fo:margin-bottom="0in" loext:contextual-spacing="false" fo:line-height="100%" fo:text-indent="0in" style:auto-text-indent="false"/>
      <style:text-properties officeooo:paragraph-rsid="00701adc"/>
    </style:style>
    <style:style style:name="P32" style:family="paragraph" style:parent-style-name="Text_20_body">
      <style:paragraph-properties fo:margin-left="0in" fo:margin-right="0in" fo:margin-top="0in" fo:margin-bottom="0in" loext:contextual-spacing="false" fo:line-height="100%" fo:text-indent="0in" style:auto-text-indent="false"/>
      <style:text-properties officeooo:rsid="007d5fd8" officeooo:paragraph-rsid="007d5fd8"/>
    </style:style>
    <style:style style:name="T1" style:family="text">
      <style:text-properties style:font-name="inherit" fo:font-size="12pt" fo:font-style="italic" fo:font-weight="normal" officeooo:rsid="0018f3ca" loext:padding="0in" loext:border="none"/>
    </style:style>
    <style:style style:name="T2" style:family="text">
      <style:text-properties style:font-name="inherit" fo:font-size="12pt" fo:font-weight="normal" loext:padding="0in" loext:border="none"/>
    </style:style>
    <style:style style:name="T3" style:family="text">
      <style:text-properties style:font-name="inherit" fo:font-size="12pt" fo:font-weight="bold" loext:padding="0in" loext:border="none"/>
    </style:style>
    <style:style style:name="T4" style:family="text">
      <style:text-properties style:font-name="inherit" fo:font-size="12pt" fo:font-style="normal" fo:font-weight="normal" officeooo:rsid="003738a0" style:font-style-asian="normal" style:font-style-complex="normal" loext:padding="0in" loext:border="none"/>
    </style:style>
    <style:style style:name="T5" style:family="text">
      <style:text-properties style:font-name="inherit" fo:font-size="12pt" fo:font-style="normal" fo:font-weight="normal" officeooo:rsid="0037453e" style:font-style-asian="normal" style:font-style-complex="normal" loext:padding="0in" loext:border="none"/>
    </style:style>
    <style:style style:name="T6" style:family="text">
      <style:text-properties style:font-name="inherit" fo:font-size="12pt" fo:font-style="normal" fo:font-weight="normal" officeooo:rsid="003d1003" style:font-style-asian="normal" style:font-style-complex="normal" loext:padding="0in" loext:border="none"/>
    </style:style>
    <style:style style:name="T7" style:family="text">
      <style:text-properties style:font-name="inherit" fo:font-size="12pt" fo:font-style="normal" fo:font-weight="normal" officeooo:rsid="0040ce60" style:font-style-asian="normal" style:font-style-complex="normal" loext:padding="0in" loext:border="none"/>
    </style:style>
    <style:style style:name="T8" style:family="text">
      <style:text-properties style:font-name="inherit" fo:font-size="12pt" fo:font-style="normal" fo:font-weight="normal" officeooo:rsid="0044f570" style:font-style-asian="normal" style:font-style-complex="normal" loext:padding="0in" loext:border="none"/>
    </style:style>
    <style:style style:name="T9" style:family="text">
      <style:text-properties style:font-name="inherit" fo:font-size="12pt" fo:font-style="normal" fo:font-weight="normal" officeooo:rsid="0046d240" style:font-style-asian="normal" style:font-style-complex="normal" loext:padding="0in" loext:border="none"/>
    </style:style>
    <style:style style:name="T10" style:family="text">
      <style:text-properties style:font-name="inherit" fo:font-size="12pt" fo:font-style="normal" fo:font-weight="normal" officeooo:rsid="00472a17" style:font-style-asian="normal" style:font-style-complex="normal" loext:padding="0in" loext:border="none"/>
    </style:style>
    <style:style style:name="T11" style:family="text">
      <style:text-properties style:font-name="inherit" fo:font-size="12pt" fo:font-style="normal" fo:font-weight="normal" officeooo:rsid="00488a8c" style:font-style-asian="normal" style:font-style-complex="normal" loext:padding="0in" loext:border="none"/>
    </style:style>
    <style:style style:name="T12" style:family="text">
      <style:text-properties style:font-name="inherit" fo:font-size="12pt" fo:font-style="normal" fo:font-weight="normal" officeooo:rsid="004a529b" style:font-style-asian="normal" style:font-style-complex="normal" loext:padding="0in" loext:border="none"/>
    </style:style>
    <style:style style:name="T13" style:family="text">
      <style:text-properties style:font-name="inherit" fo:font-size="12pt" fo:font-style="normal" fo:font-weight="normal" officeooo:rsid="004c3364" style:font-style-asian="normal" style:font-style-complex="normal" loext:padding="0in" loext:border="none"/>
    </style:style>
    <style:style style:name="T14" style:family="text">
      <style:text-properties style:font-name="inherit" fo:font-size="12pt" fo:font-style="normal" fo:font-weight="normal" officeooo:rsid="004f23ec" style:font-style-asian="normal" style:font-style-complex="normal" loext:padding="0in" loext:border="none"/>
    </style:style>
    <style:style style:name="T15" style:family="text">
      <style:text-properties style:font-name="inherit" fo:font-size="12pt" fo:font-style="normal" fo:font-weight="normal" officeooo:rsid="00510420" style:font-style-asian="normal" style:font-style-complex="normal" loext:padding="0in" loext:border="none"/>
    </style:style>
    <style:style style:name="T16" style:family="text">
      <style:text-properties style:font-name="inherit" fo:font-size="12pt" fo:font-style="normal" fo:font-weight="normal" officeooo:rsid="00542370" style:font-style-asian="normal" style:font-style-complex="normal" loext:padding="0in" loext:border="none"/>
    </style:style>
    <style:style style:name="T17" style:family="text">
      <style:text-properties style:font-name="inherit" fo:font-size="12pt" fo:font-style="normal" fo:font-weight="normal" officeooo:rsid="00560ba4" style:font-style-asian="normal" style:font-style-complex="normal" loext:padding="0in" loext:border="none"/>
    </style:style>
    <style:style style:name="T18" style:family="text">
      <style:text-properties style:font-name="inherit" fo:font-size="12pt" fo:font-style="normal" fo:font-weight="normal" officeooo:rsid="0056e52c" style:font-style-asian="normal" style:font-style-complex="normal" loext:padding="0in" loext:border="none"/>
    </style:style>
    <style:style style:name="T19" style:family="text">
      <style:text-properties style:font-name="inherit" fo:font-size="12pt" fo:font-style="normal" fo:font-weight="normal" officeooo:rsid="0057c7bb" style:font-style-asian="normal" style:font-style-complex="normal" loext:padding="0in" loext:border="none"/>
    </style:style>
    <style:style style:name="T20" style:family="text">
      <style:text-properties style:font-name="inherit" fo:font-size="12pt" fo:font-style="normal" fo:font-weight="normal" officeooo:rsid="0059395f" style:font-style-asian="normal" style:font-style-complex="normal" loext:padding="0in" loext:border="none"/>
    </style:style>
    <style:style style:name="T21" style:family="text">
      <style:text-properties style:font-name="inherit" fo:font-size="12pt" fo:font-style="normal" fo:font-weight="normal" officeooo:rsid="005b190d" style:font-style-asian="normal" style:font-style-complex="normal" loext:padding="0in" loext:border="none"/>
    </style:style>
    <style:style style:name="T22" style:family="text">
      <style:text-properties style:font-name="inherit" fo:font-size="12pt" fo:font-style="normal" fo:font-weight="normal" officeooo:rsid="005c5ba5" style:font-style-asian="normal" style:font-style-complex="normal" loext:padding="0in" loext:border="none"/>
    </style:style>
    <style:style style:name="T23" style:family="text">
      <style:text-properties style:font-name="inherit" fo:font-size="12pt" fo:font-style="normal" fo:font-weight="normal" officeooo:rsid="005e5a6b" style:font-style-asian="normal" style:font-style-complex="normal" loext:padding="0in" loext:border="none"/>
    </style:style>
    <style:style style:name="T24" style:family="text">
      <style:text-properties style:font-name="inherit" fo:font-size="12pt" fo:font-style="normal" fo:font-weight="normal" officeooo:rsid="005fa50a" style:font-style-asian="normal" style:font-style-complex="normal" loext:padding="0in" loext:border="none"/>
    </style:style>
    <style:style style:name="T25" style:family="text">
      <style:text-properties style:font-name="inherit" fo:font-size="12pt" fo:font-style="normal" fo:font-weight="normal" officeooo:rsid="0060f777" style:font-style-asian="normal" style:font-style-complex="normal" loext:padding="0in" loext:border="none"/>
    </style:style>
    <style:style style:name="T26" style:family="text">
      <style:text-properties style:font-name="inherit" fo:font-weight="normal" loext:padding="0in" loext:border="none"/>
    </style:style>
    <style:style style:name="T27" style:family="text">
      <style:text-properties style:font-name="inherit" fo:font-weight="normal" officeooo:rsid="001bd670" loext:padding="0in" loext:border="none"/>
    </style:style>
    <style:style style:name="T28" style:family="text">
      <style:text-properties style:font-name="inherit" fo:font-weight="normal" officeooo:rsid="001c50b4" loext:padding="0in" loext:border="none"/>
    </style:style>
    <style:style style:name="T29" style:family="text">
      <style:text-properties style:font-name="inherit" fo:font-weight="normal" officeooo:rsid="0018f3ca" loext:padding="0in" loext:border="none"/>
    </style:style>
    <style:style style:name="T30" style:family="text">
      <style:text-properties style:font-name="inherit" fo:font-weight="normal" officeooo:rsid="001d4d8b" loext:padding="0in" loext:border="none"/>
    </style:style>
    <style:style style:name="T31" style:family="text">
      <style:text-properties style:font-name="inherit" fo:font-weight="normal" officeooo:rsid="001fd8ee" loext:padding="0in" loext:border="none"/>
    </style:style>
    <style:style style:name="T32" style:family="text">
      <style:text-properties style:font-name="inherit" fo:font-weight="normal" officeooo:rsid="0020d602" loext:padding="0in" loext:border="none"/>
    </style:style>
    <style:style style:name="T33" style:family="text">
      <style:text-properties style:font-name="inherit" fo:font-weight="normal" officeooo:rsid="00216dd2" loext:padding="0in" loext:border="none"/>
    </style:style>
    <style:style style:name="T34" style:family="text">
      <style:text-properties style:font-name="inherit" fo:font-weight="normal" officeooo:rsid="0026f2b6" loext:padding="0in" loext:border="none"/>
    </style:style>
    <style:style style:name="T35" style:family="text">
      <style:text-properties style:font-name="inherit" fo:font-weight="normal" officeooo:rsid="00285b0b" loext:padding="0in" loext:border="none"/>
    </style:style>
    <style:style style:name="T36" style:family="text">
      <style:text-properties style:font-name="inherit" fo:font-weight="normal" officeooo:rsid="0029de7b" loext:padding="0in" loext:border="none"/>
    </style:style>
    <style:style style:name="T37" style:family="text">
      <style:text-properties style:font-name="inherit" fo:font-weight="normal" officeooo:rsid="002a4b95" loext:padding="0in" loext:border="none"/>
    </style:style>
    <style:style style:name="T38" style:family="text">
      <style:text-properties style:font-name="inherit" fo:font-weight="normal" officeooo:rsid="002b989b" loext:padding="0in" loext:border="none"/>
    </style:style>
    <style:style style:name="T39" style:family="text">
      <style:text-properties style:font-name="inherit" fo:font-weight="normal" officeooo:rsid="002cb0af" loext:padding="0in" loext:border="none"/>
    </style:style>
    <style:style style:name="T40" style:family="text">
      <style:text-properties style:font-name="inherit" fo:font-weight="normal" officeooo:rsid="002f0814" loext:padding="0in" loext:border="none"/>
    </style:style>
    <style:style style:name="T41" style:family="text">
      <style:text-properties style:font-name="inherit" fo:font-weight="normal" officeooo:rsid="002f655c" loext:padding="0in" loext:border="none"/>
    </style:style>
    <style:style style:name="T42" style:family="text">
      <style:text-properties style:font-name="inherit" fo:font-weight="normal" officeooo:rsid="00329c05" loext:padding="0in" loext:border="none"/>
    </style:style>
    <style:style style:name="T43" style:family="text">
      <style:text-properties style:font-name="inherit" fo:font-weight="normal" officeooo:rsid="003edab2" loext:padding="0in" loext:border="none"/>
    </style:style>
    <style:style style:name="T44" style:family="text">
      <style:text-properties style:font-name="inherit" fo:font-weight="normal" officeooo:rsid="00638a07" loext:padding="0in" loext:border="none"/>
    </style:style>
    <style:style style:name="T45" style:family="text">
      <style:text-properties style:font-name="inherit" fo:font-weight="normal" officeooo:rsid="002b8af8" loext:padding="0in" loext:border="none"/>
    </style:style>
    <style:style style:name="T46" style:family="text">
      <style:text-properties style:font-name="inherit" fo:font-weight="normal" officeooo:rsid="006568a2" loext:padding="0in" loext:border="none"/>
    </style:style>
    <style:style style:name="T47" style:family="text">
      <style:text-properties style:font-name="inherit" fo:font-weight="normal" officeooo:rsid="00674b9f" loext:padding="0in" loext:border="none"/>
    </style:style>
    <style:style style:name="T48" style:family="text">
      <style:text-properties style:font-name="inherit" fo:font-weight="normal" officeooo:rsid="006b6ac9" loext:padding="0in" loext:border="none"/>
    </style:style>
    <style:style style:name="T49" style:family="text">
      <style:text-properties style:font-name="inherit" fo:font-weight="normal" officeooo:rsid="006bdb98" loext:padding="0in" loext:border="none"/>
    </style:style>
    <style:style style:name="T50" style:family="text">
      <style:text-properties style:font-name="inherit" fo:font-weight="normal" officeooo:rsid="006cb1fc" loext:padding="0in" loext:border="none"/>
    </style:style>
    <style:style style:name="T51" style:family="text">
      <style:text-properties style:font-name="inherit" fo:font-weight="normal" officeooo:rsid="00701adc" loext:padding="0in" loext:border="none"/>
    </style:style>
    <style:style style:name="T52" style:family="text">
      <style:text-properties style:font-name="inherit" fo:font-weight="normal" officeooo:rsid="0071aed8" loext:padding="0in" loext:border="none"/>
    </style:style>
    <style:style style:name="T53" style:family="text">
      <style:text-properties style:font-name="inherit" fo:font-weight="normal" officeooo:rsid="00750b65" loext:padding="0in" loext:border="none"/>
    </style:style>
    <style:style style:name="T54" style:family="text">
      <style:text-properties style:font-name="inherit" fo:font-weight="normal" officeooo:rsid="0076f889" loext:padding="0in" loext:border="none"/>
    </style:style>
    <style:style style:name="T55" style:family="text">
      <style:text-properties style:font-name="inherit" fo:font-weight="normal" officeooo:rsid="007706e8" loext:padding="0in" loext:border="none"/>
    </style:style>
    <style:style style:name="T56" style:family="text">
      <style:text-properties style:font-name="inherit" fo:font-weight="normal" officeooo:rsid="0078d2be" loext:padding="0in" loext:border="none"/>
    </style:style>
    <style:style style:name="T57" style:family="text">
      <style:text-properties officeooo:rsid="006cb1fc"/>
    </style:style>
    <style:style style:name="T58" style:family="text">
      <style:text-properties officeooo:rsid="006e01d5"/>
    </style:style>
    <style:style style:name="T59" style:family="text">
      <style:text-properties officeooo:rsid="006eee7a"/>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ar Chronology – ideas</text:p>
      <text:p text:style-name="P1"/>
      <text:p text:style-name="P6"><text:span text:style-name="Strong_20_Emphasis"><text:span text:style-name="T3">Planar Supercluser A</text:span></text:span><text:span text:style-name="T26">, typically humanoid sentient life </text:span><text:span text:style-name="T28">(Waith)</text:span><text:span text:style-name="T26"> </text:span><text:span text:style-name="T27">within </text:span><text:span text:style-name="T30">living-</text:span><text:span text:style-name="T28">planet-esque</text:span><text:span text:style-name="T27"> sentient </text:span><text:span text:style-name="T32">demiplanar </text:span><text:span text:style-name="T27">life (Neosants)</text:span></text:p>
      <text:p text:style-name="P3"/>
      <text:p text:style-name="P8"><text:span text:style-name="Emphasis"><text:span text:style-name="T1">Neighborhood 1</text:span></text:span><text:span text:style-name="T29">, typically </text:span><text:span text:style-name="T31">bubbly</text:span><text:span text:style-name="T29">-structure </text:span><text:span text:style-name="T31">(</text:span><text:span text:style-name="T33">bubble-</text:span><text:span text:style-name="T47">membrane</text:span><text:span text:style-name="T33"> </text:span><text:span text:style-name="T31">conglomeration of sentient </text:span><text:span text:style-name="T32">demiplanar lifeforms</text:span><text:span text:style-name="T31">)</text:span><text:span text:style-name="T29"> planes</text:span></text:p>
      <text:p text:style-name="P2"/>
      <text:p text:style-name="P19"><text:span text:style-name="T29">Material Group: </text:span><text:span text:style-name="T36">The Trium of </text:span><text:span text:style-name="T34">Asfalon</text:span><text:span text:style-name="T29"> (many Lineaments): </text:span><text:span text:style-name="T37">Corilya, Mediul, Andolem</text:span><text:span text:style-name="T29">,</text:span></text:p>
      <text:p text:style-name="P23">Artifex (corpse),</text:p>
      <text:p text:style-name="P23">Shadowfell (corpse),</text:p>
      <text:p text:style-name="P19"><text:span text:style-name="T29"><text:tab/></text:span><text:span text:style-name="T50">Shadows</text:span></text:p>
      <text:p text:style-name="P24"><text:tab/>Nightshades</text:p>
      <text:p text:style-name="P23">Feywild (corpse),</text:p>
      <text:p text:style-name="P19"><text:span text:style-name="T29"><text:tab/></text:span><text:span text:style-name="T48">Archfey</text:span></text:p>
      <text:p text:style-name="P19"><text:span text:style-name="T29"><text:tab/></text:span><text:span text:style-name="T48">Eladrin</text:span></text:p>
      <text:p text:style-name="P25"><text:tab/>Satyr</text:p>
      <text:p text:style-name="P25"><text:tab/>Faeries</text:p>
      <text:p text:style-name="P25"><text:tab/>Firbolg</text:p>
      <text:p text:style-name="P25"><text:tab/>Hags</text:p>
      <text:p text:style-name="P25"><text:tab/>Darklings</text:p>
      <text:p text:style-name="P25"><text:tab/>Redcaps and other small fey</text:p>
      <text:p text:style-name="P25"><text:tab/>Bugbears</text:p>
      <text:p text:style-name="P21"><text:span text:style-name="T26"><text:tab/></text:span><text:span text:style-name="T49">Fomorians</text:span></text:p>
      <text:p text:style-name="P19"><text:span text:style-name="T29">Revion’s Realm (</text:span><text:span text:style-name="T35">demiplane</text:span><text:span text:style-name="T29">),</text:span></text:p>
      <text:p text:style-name="P26">at least 11 other corpses,</text:p>
      <text:p text:style-name="P19"><text:span text:style-name="T37">T</text:span><text:span text:style-name="T45">he Abyss (</text:span><text:span text:style-name="T44">Abyss</text:span><text:span text:style-name="T45">)</text:span></text:p>
      <text:p text:style-name="P19"><text:span text:style-name="T45"><text:tab/></text:span><text:span text:style-name="T48">Demons</text:span></text:p>
      <text:p text:style-name="P19"><text:span text:style-name="T48"><text:tab/></text:span><text:span text:style-name="T53">Gnolls</text:span></text:p>
      <text:p text:style-name="P27"><text:tab/>Etc.</text:p>
      <text:p text:style-name="P5"/>
      <text:p text:style-name="P10"><text:span text:style-name="T29">-</text:span><text:span text:style-name="T46">The Abyss o</text:span><text:span text:style-name="T39">riginated from a single bubbly plane. </text:span><text:span text:style-name="T40">Each bubble is a living demiplanar being, like Neosants. Also like Neosants, these beings develop life to take over other planes. Neosants developed Waith, the Abyssal bubbles develop demons. Unlike the Neosants, the Abyss typically preys on planar corpses—</text:span><text:span text:style-name="T41">though the Abyss has been known to destroy living planes.</text:span><text:span text:style-name="T38"> </text:span><text:span text:style-name="T42">The original Abyssal plane from which all others spawned has the Lineament of </text:span><text:span text:style-name="T43">Abyss</text:span><text:span text:style-name="T42">.</text:span></text:p>
      <text:p text:style-name="P10"><text:span text:style-name="Emphasis"><text:span text:style-name="T4"/></text:span></text:p>
      <text:p text:style-name="P12"><text:span text:style-name="Emphasis"><text:span text:style-name="T5">The neighborhood was once peaceful, but eventually The Abyss created its first </text:span></text:span><text:span text:style-name="Emphasis"><text:span text:style-name="T8">Layer, which bore the first </text:span></text:span><text:span text:style-name="Emphasis"><text:span text:style-name="T5">demons. </text:span></text:span><text:span text:style-name="Emphasis"><text:span text:style-name="T8">The demons acted as weapons as The Abyss preyed upon its neighbors.</text:span></text:span><text:span text:style-name="Emphasis"><text:span text:style-name="T5"> It sought the destruction of all other planes.</text:span></text:span></text:p>
      <text:p text:style-name="P12"><text:span text:style-name="Emphasis"><text:span text:style-name="T9">These other planes knew that alone, they would never be powerful enough to turn back the hordes. Two planes banded together: Artifex and Asfalon. They began to dominate the other planes, stealing their Lineaments to grow more and more powerful. </text:span></text:span><text:span text:style-name="Emphasis"><text:span text:style-name="T10">After the two worked together to kill Shadowfell and Feywild, Asfalon betrayed Artifex and devoured him. </text:span></text:span><text:span text:style-name="Emphasis"><text:span text:style-name="T11">Artifex, furious, continues to fight back despite the impending doom of The Abyss.</text:span></text:span></text:p>
      <text:p text:style-name="P11"><text:soft-page-break/><text:span text:style-name="Emphasis"><text:span text:style-name="T5"/></text:span></text:p>
      <text:p text:style-name="P13"><text:span text:style-name="Emphasis"><text:span text:style-name="T12">Eventually, one side must win out. Artifex must submit or be forcefully assimilated as the final shreds of the Feywild and Shadowfell are invaded by the demon hordes.</text:span></text:span></text:p>
      <text:p text:style-name="P11"><text:span text:style-name="Emphasis"><text:span text:style-name="T6"/></text:span></text:p>
      <text:p text:style-name="P18"><text:span text:style-name="Emphasis"><text:span text:style-name="T13">As the fabrics of the Feywild and Shadowfell began to unravel hundreds of millions of years before the present, their plights were just beginning. </text:span></text:span><text:span text:style-name="Emphasis"><text:span text:style-name="T14">The surviving Archfey regrouped, but their realms began to fragment and time began to spiral out of control. They gathered together </text:span></text:span><text:span text:style-name="Emphasis"><text:span text:style-name="T15">into an epic gestalt: the Archfey were masters of magic, and their combined prowess </text:span></text:span><text:span text:style-name="Emphasis"><text:span text:style-name="T25">allowed them to rearrange the Fey Realms in preparation for the war to come. They placed their own Courts close to Asfalon and scattered the realms of their enemies between them and The Abyss. Finally, the Archfey placed a spell over all the Fey Realms to keep them in a state of suspended animation, freezing the planar fragments to prevent their dissolution until warriors from Asfalon could arrive to battle The Abyss.</text:span></text:span></text:p>
      <text:p text:style-name="P18"><text:span text:style-name="Emphasis"><text:span text:style-name="T25"/></text:span></text:p>
      <text:p text:style-name="P14"><text:span text:style-name="Emphasis"><text:span text:style-name="T16">The road to The Abyss is long and haunted. From Asfalon one must pass through the Roads of Vanemer to the first of the Seelie Courts. The Fey Realms that follow are those deemed by the first Gestalt of the Archfey to be of lesser importance. The denizens of these fragments have harbored a hatred for the Seelie Courts because of this, though their battles give them little time for rebellion. </text:span></text:span><text:span text:style-name="Emphasis"><text:span text:style-name="T17">Farther from Asfalon, the Fey Realms grow darker. Demons have already invaded some of these, though many sit on the anxious edge of battle.</text:span></text:span></text:p>
      <text:p text:style-name="P14"><text:span text:style-name="Emphasis"><text:span text:style-name="T17"/></text:span></text:p>
      <text:p text:style-name="P15"><text:span text:style-name="Emphasis"><text:span text:style-name="T18">Beyond the Fey Realms are the black fragments of the Shadowfell. Most of the pieces of Shadowfell’s corpse harbor the vanguards of demonic armies, but others remain under the control of the Dark Powers of ancient times. </text:span></text:span><text:span text:style-name="Emphasis"><text:span text:style-name="T19">These Dark Powers actively try to pull in beings from Asfalon, darklords meant to serve the dying Shadowfell against the hordes of The Abyss.</text:span></text:span></text:p>
      <text:p text:style-name="P15"><text:span text:style-name="Emphasis"><text:span text:style-name="T19"/></text:span></text:p>
      <text:p text:style-name="P16"><text:span text:style-name="Emphasis"><text:span text:style-name="T20">The realms of the Shadow Deep give way to the long-dead planar fragments of the Graveyard. Corpses of battles fought long ago, these fragments have unraveled to the point of being unrecognizable. Crossing the Graveyard is treacherous—</text:span></text:span><text:span text:style-name="Emphasis"><text:span text:style-name="T21">the chaos of realities as they collapse is horrific to behold, and worse to </text:span></text:span><text:span text:style-name="Emphasis"><text:span text:style-name="T22">pass through.</text:span></text:span><text:span text:style-name="Emphasis"><text:span text:style-name="T7"> </text:span></text:span><text:span text:style-name="Emphasis"><text:span text:style-name="T23">These are the places next to join The Abyss, and most are already infested with demons.</text:span></text:span></text:p>
      <text:p text:style-name="P16"><text:span text:style-name="Emphasis"><text:span text:style-name="T23"/></text:span></text:p>
      <text:p text:style-name="P17"><text:span text:style-name="Emphasis"><text:span text:style-name="T24">Finally, one reaches the uncountable Layers of The Abyss.</text:span></text:span></text:p>
      <text:p text:style-name="P9"><text:span text:style-name="Emphasis"><text:span text:style-name="T1"/></text:span></text:p>
      <text:p text:style-name="P9"><text:span text:style-name="Emphasis"><text:span text:style-name="T1">Neighborhood 2</text:span></text:span><text:span text:style-name="T29">, typically infinite-plane style</text:span></text:p>
      <text:p text:style-name="P4"/>
      <text:p text:style-name="P4">Elemental Group: Fire, Water, Air, Earth, Elemental Chaos (corpse) All Elemental Planes are connected in a 4-manifold.</text:p>
      <text:p text:style-name="P4"><text:tab/><text:span text:style-name="T57">Genasi</text:span></text:p>
      <text:p text:style-name="P4"><text:tab/><text:span text:style-name="T57">Dwarves</text:span></text:p>
      <text:p text:style-name="P4"><text:tab/><text:span text:style-name="T57">Elementals</text:span></text:p>
      <text:p text:style-name="P4"><text:tab/><text:span text:style-name="T58">Aarakoa</text:span></text:p>
      <text:p text:style-name="P4"><text:tab/><text:span text:style-name="T58">Merpeople, Tritons</text:span></text:p>
      <text:p text:style-name="P4"><text:soft-page-break/><text:tab/><text:span text:style-name="T58">Salamander</text:span></text:p>
      <text:p text:style-name="P4"><text:tab/><text:span text:style-name="T59">Djin</text:span></text:p>
      <text:p text:style-name="P4"/>
      <text:p text:style-name="P4">Energy Group: Positive, Negative</text:p>
      <text:p text:style-name="P4"/>
      <text:p text:style-name="P9"><text:span text:style-name="T29">Nirvana/Mechanus </text:span><text:span text:style-name="T37">(</text:span><text:span text:style-name="T29">Order</text:span><text:span text:style-name="T37">)</text:span></text:p>
      <text:p text:style-name="P9"><text:span text:style-name="T37"><text:tab/></text:span><text:span text:style-name="T51">Constructs</text:span></text:p>
      <text:p text:style-name="P9"><text:span text:style-name="T37">Twins of War</text:span><text:span text:style-name="T29"> </text:span><text:span text:style-name="T37">(</text:span><text:span text:style-name="T29">Violence, Judgment</text:span><text:span text:style-name="T37">): Acheron, Nish</text:span></text:p>
      <text:p text:style-name="P9"><text:span text:style-name="T37"><text:tab/></text:span><text:span text:style-name="T55">Gith</text:span></text:p>
      <text:p text:style-name="P9"><text:span text:style-name="T55"><text:tab/><text:tab/>-</text:span><text:span text:style-name="T56">Gith are sent into the Astral plane as refugees when the Twins of War are <text:tab/><text:tab/>the first of these planes to be invaded by the Hordes.</text:span></text:p>
      <text:p text:style-name="P9"><text:span text:style-name="T29">Seven Heavens </text:span><text:span text:style-name="T37">(</text:span><text:span text:style-name="T29">Peace, Honor, Bliss, Allure, Majesty, Richness, Hope</text:span><text:span text:style-name="T37">)</text:span></text:p>
      <text:p text:style-name="P9"><text:span text:style-name="T37"><text:tab/></text:span><text:span text:style-name="T51">Angels</text:span></text:p>
      <text:p text:style-name="P9"><text:span text:style-name="T29">The Deep Wilds </text:span><text:span text:style-name="T37">(</text:span><text:span text:style-name="T29">Indifference, Hunger+Greed, Patience, Wild</text:span><text:span text:style-name="T37">)</text:span></text:p>
      <text:p text:style-name="P28"><text:tab/>?</text:p>
      <text:p text:style-name="P20"><text:span text:style-name="T29">The Nine Hells </text:span><text:span text:style-name="T37">(</text:span><text:span text:style-name="T29">Cruelty, Pride, Malevolence, Domination, Corruption, Hate, Destruction, Wickedness, Tyranny</text:span><text:span text:style-name="T37">)</text:span></text:p>
      <text:p text:style-name="P20"><text:span text:style-name="T37"><text:tab/></text:span><text:span text:style-name="T51">Devils</text:span></text:p>
      <text:p text:style-name="P32"><text:span text:style-name="T51">T</text:span><text:span text:style-name="T26">he Well (Persistence)</text:span></text:p>
      <text:list xml:id="list2599762253" text:style-name="L1">
        <text:list-header>
          <text:p text:style-name="P30"><text:span text:style-name="Strong_20_Emphasis"><text:span text:style-name="T2"/></text:span></text:p>
          <text:p text:style-name="P30"><text:span text:style-name="Strong_20_Emphasis"><text:span text:style-name="T3">Planar Supercluster B</text:span></text:span><text:span text:style-name="T26">, typically nonhumanoid sentient life, home to alien aberration planar homes. "Far Lands", etc. No known named Planes.</text:span></text:p>
        </text:list-header>
      </text:list>
      <text:p text:style-name="P7"><text:span text:style-name="T26"><text:tab/></text:span><text:span text:style-name="T52">Aberrations</text:span></text:p>
      <text:p text:style-name="P29"/>
      <text:p text:style-name="P29"/>
      <text:p text:style-name="P29"/>
      <text:p text:style-name="P29"/>
      <text:p text:style-name="P29"/>
      <text:p text:style-name="P29"/>
      <text:p text:style-name="P22"><text:span text:style-name="T52">F</text:span><text:span text:style-name="T26">ounding of Sigil by a “Raised Devil”, opposed to a “Fallen Angel”. </text:span><text:span text:style-name="T54">The Lady of P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0:08:24.501043783</meta:creation-date>
    <dc:date>2022-05-20T22:18:51.541495685</dc:date>
    <meta:editing-duration>PT5H9M12S</meta:editing-duration>
    <meta:editing-cycles>65</meta:editing-cycles>
    <meta:generator>LibreOffice/6.4.7.2$Linux_X86_64 LibreOffice_project/40$Build-2</meta:generator>
    <meta:document-statistic meta:table-count="0" meta:image-count="0" meta:object-count="0" meta:page-count="3" meta:paragraph-count="59" meta:word-count="788" meta:character-count="5026" meta:non-whitespace-character-count="4266"/>
  </office:meta>
</office:document-meta>
</file>